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20.57mm"/>
    </style:style>
    <style:style style:name="co3" style:family="table-column">
      <style:table-column-properties fo:break-before="auto" style:column-width="32.1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2.log" table:style-name="ta1">
        <table:shapes>
          <draw:frame draw:z-index="0" draw:style-name="gr1" draw:text-style-name="P1" svg:width="159.99mm" svg:height="89.99mm" svg:x="78.49mm" svg:y="1mm">
            <loext:p draw:notify-on-update-of-ranges="'cameraslog_2.log'.A2:'cameraslog_2.log'.A1001 'cameraslog_2.log'.B1:'cameraslog_2.log'.B1 'cameraslog_2.log'.B2:'cameraslog_2.log'.B1001 'cameraslog_2.log'.A2:'cameraslog_2.log'.A1001 'cameraslog_2.log'.C1:'cameraslog_2.log'.C1 'cameraslog_2.log'.C2:'cameraslog_2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962953" calcext:value-type="float">
            <text:p>17,9629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078633" calcext:value-type="float">
            <text:p>17,0786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474098" calcext:value-type="float">
            <text:p>17,4740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954028" calcext:value-type="float">
            <text:p>17,9540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66895" calcext:value-type="float">
            <text:p>17,668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850035" calcext:value-type="float">
            <text:p>17,8500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355444" calcext:value-type="float">
            <text:p>17,3554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355444" calcext:value-type="float">
            <text:p>17,3554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355444" calcext:value-type="float">
            <text:p>17,3554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6599" calcext:value-type="float">
            <text:p>17,65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788915" calcext:value-type="float">
            <text:p>17,7889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.788915" calcext:value-type="float">
            <text:p>17,7889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820461" calcext:value-type="float">
            <text:p>17,8204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222615" calcext:value-type="float">
            <text:p>18,2226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267216" calcext:value-type="float">
            <text:p>18,2672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476019" calcext:value-type="float">
            <text:p>18,4760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53274" calcext:value-type="float">
            <text:p>17,532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.43424" calcext:value-type="float">
            <text:p>17,434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49838" calcext:value-type="float">
            <text:p>17,498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49838" calcext:value-type="float">
            <text:p>17,498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627391" calcext:value-type="float">
            <text:p>17,62739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.782436" calcext:value-type="float">
            <text:p>17,7824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.782436" calcext:value-type="float">
            <text:p>17,7824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.937561" calcext:value-type="float">
            <text:p>16,9375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.937561" calcext:value-type="float">
            <text:p>16,9375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.917188" calcext:value-type="float">
            <text:p>16,9171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.287592" calcext:value-type="float">
            <text:p>17,28759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.410236" calcext:value-type="float">
            <text:p>17,4102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.501889" calcext:value-type="float">
            <text:p>17,50188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.151843" calcext:value-type="float">
            <text:p>17,1518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.151843" calcext:value-type="float">
            <text:p>17,1518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.151843" calcext:value-type="float">
            <text:p>17,1518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.26154" calcext:value-type="float">
            <text:p>17,2615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.818634" calcext:value-type="float">
            <text:p>16,81863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.713779" calcext:value-type="float">
            <text:p>16,71377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.713779" calcext:value-type="float">
            <text:p>16,71377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.472498" calcext:value-type="float">
            <text:p>16,47249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.472498" calcext:value-type="float">
            <text:p>16,47249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.564354" calcext:value-type="float">
            <text:p>16,56435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.051991" calcext:value-type="float">
            <text:p>16,05199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.026008" calcext:value-type="float">
            <text:p>16,0260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.026008" calcext:value-type="float">
            <text:p>16,0260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.953591" calcext:value-type="float">
            <text:p>15,95359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953591" calcext:value-type="float">
            <text:p>15,95359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953591" calcext:value-type="float">
            <text:p>15,95359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953591" calcext:value-type="float">
            <text:p>15,95359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953591" calcext:value-type="float">
            <text:p>15,95359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.414063" calcext:value-type="float">
            <text:p>16,41406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.538389" calcext:value-type="float">
            <text:p>16,53838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.538389" calcext:value-type="float">
            <text:p>16,53838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.538389" calcext:value-type="float">
            <text:p>16,53838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.538389" calcext:value-type="float">
            <text:p>16,53838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.349086" calcext:value-type="float">
            <text:p>16,34908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349086" calcext:value-type="float">
            <text:p>16,34908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.921117" calcext:value-type="float">
            <text:p>15,9211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921117" calcext:value-type="float">
            <text:p>15,9211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.921117" calcext:value-type="float">
            <text:p>15,9211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.649055" calcext:value-type="float">
            <text:p>15,6490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.407655" calcext:value-type="float">
            <text:p>15,40765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.407655" calcext:value-type="float">
            <text:p>15,40765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.407655" calcext:value-type="float">
            <text:p>15,40765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.471785" calcext:value-type="float">
            <text:p>15,47178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.418936" calcext:value-type="float">
            <text:p>15,4189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.866389" calcext:value-type="float">
            <text:p>15,8663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.866389" calcext:value-type="float">
            <text:p>15,8663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.99547" calcext:value-type="float">
            <text:p>15,995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.99547" calcext:value-type="float">
            <text:p>15,995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.833876" calcext:value-type="float">
            <text:p>15,83387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.833876" calcext:value-type="float">
            <text:p>15,83387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.5083" calcext:value-type="float">
            <text:p>15,508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.462794" calcext:value-type="float">
            <text:p>15,46279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.462794" calcext:value-type="float">
            <text:p>15,46279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.462794" calcext:value-type="float">
            <text:p>15,46279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.145343" calcext:value-type="float">
            <text:p>15,1453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159226" calcext:value-type="float">
            <text:p>15,1592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.159226" calcext:value-type="float">
            <text:p>15,1592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.159226" calcext:value-type="float">
            <text:p>15,1592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.159226" calcext:value-type="float">
            <text:p>15,1592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.159226" calcext:value-type="float">
            <text:p>15,1592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.159226" calcext:value-type="float">
            <text:p>15,1592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.159226" calcext:value-type="float">
            <text:p>15,1592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.159226" calcext:value-type="float">
            <text:p>15,1592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.159226" calcext:value-type="float">
            <text:p>15,1592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.067575" calcext:value-type="float">
            <text:p>15,06757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.879111" calcext:value-type="float">
            <text:p>14,8791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.853114" calcext:value-type="float">
            <text:p>14,8531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.853114" calcext:value-type="float">
            <text:p>14,8531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.853114" calcext:value-type="float">
            <text:p>14,8531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.659103" calcext:value-type="float">
            <text:p>14,6591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.659103" calcext:value-type="float">
            <text:p>14,6591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.659103" calcext:value-type="float">
            <text:p>14,6591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.659103" calcext:value-type="float">
            <text:p>14,6591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.659103" calcext:value-type="float">
            <text:p>14,6591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.659103" calcext:value-type="float">
            <text:p>14,6591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.659103" calcext:value-type="float">
            <text:p>14,6591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.586702" calcext:value-type="float">
            <text:p>14,58670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.586702" calcext:value-type="float">
            <text:p>14,58670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.586702" calcext:value-type="float">
            <text:p>14,58670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.787256" calcext:value-type="float">
            <text:p>14,7872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.787256" calcext:value-type="float">
            <text:p>14,7872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.787256" calcext:value-type="float">
            <text:p>14,7872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.787256" calcext:value-type="float">
            <text:p>14,7872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.787256" calcext:value-type="float">
            <text:p>14,7872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.787256" calcext:value-type="float">
            <text:p>14,7872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.787256" calcext:value-type="float">
            <text:p>14,7872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.787256" calcext:value-type="float">
            <text:p>14,7872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.787256" calcext:value-type="float">
            <text:p>14,7872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.787256" calcext:value-type="float">
            <text:p>14,7872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.787256" calcext:value-type="float">
            <text:p>14,7872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.787256" calcext:value-type="float">
            <text:p>14,7872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.787256" calcext:value-type="float">
            <text:p>14,7872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.787256" calcext:value-type="float">
            <text:p>14,7872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.7547" calcext:value-type="float">
            <text:p>14,75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.7547" calcext:value-type="float">
            <text:p>14,75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.541207" calcext:value-type="float">
            <text:p>14,54120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.541207" calcext:value-type="float">
            <text:p>14,54120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.29519" calcext:value-type="float">
            <text:p>14,2951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.29519" calcext:value-type="float">
            <text:p>14,2951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.237684" calcext:value-type="float">
            <text:p>14,23768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.237684" calcext:value-type="float">
            <text:p>14,23768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.270214" calcext:value-type="float">
            <text:p>14,2702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.270214" calcext:value-type="float">
            <text:p>14,2702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.270214" calcext:value-type="float">
            <text:p>14,2702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.270214" calcext:value-type="float">
            <text:p>14,2702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.270214" calcext:value-type="float">
            <text:p>14,2702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.270214" calcext:value-type="float">
            <text:p>14,2702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.270214" calcext:value-type="float">
            <text:p>14,2702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.230173" calcext:value-type="float">
            <text:p>14,23017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.827299" calcext:value-type="float">
            <text:p>13,82729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.827299" calcext:value-type="float">
            <text:p>13,82729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.490256" calcext:value-type="float">
            <text:p>13,49025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.490256" calcext:value-type="float">
            <text:p>13,49025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.490256" calcext:value-type="float">
            <text:p>13,49025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.490256" calcext:value-type="float">
            <text:p>13,49025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.490256" calcext:value-type="float">
            <text:p>13,49025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.490256" calcext:value-type="float">
            <text:p>13,49025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.490256" calcext:value-type="float">
            <text:p>13,49025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.321273" calcext:value-type="float">
            <text:p>13,32127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.321273" calcext:value-type="float">
            <text:p>13,32127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.321273" calcext:value-type="float">
            <text:p>13,32127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.321273" calcext:value-type="float">
            <text:p>13,32127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.321273" calcext:value-type="float">
            <text:p>13,32127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.321273" calcext:value-type="float">
            <text:p>13,32127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.321273" calcext:value-type="float">
            <text:p>13,32127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.321273" calcext:value-type="float">
            <text:p>13,32127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.321273" calcext:value-type="float">
            <text:p>13,32127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.321273" calcext:value-type="float">
            <text:p>13,32127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.321273" calcext:value-type="float">
            <text:p>13,32127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.334296" calcext:value-type="float">
            <text:p>13,33429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.334296" calcext:value-type="float">
            <text:p>13,33429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.146661" calcext:value-type="float">
            <text:p>13,1466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.146661" calcext:value-type="float">
            <text:p>13,1466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.146661" calcext:value-type="float">
            <text:p>13,1466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.146661" calcext:value-type="float">
            <text:p>13,1466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.146661" calcext:value-type="float">
            <text:p>13,1466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.146661" calcext:value-type="float">
            <text:p>13,1466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.146661" calcext:value-type="float">
            <text:p>13,1466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.146661" calcext:value-type="float">
            <text:p>13,1466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.146661" calcext:value-type="float">
            <text:p>13,1466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.146661" calcext:value-type="float">
            <text:p>13,1466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.146661" calcext:value-type="float">
            <text:p>13,1466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.146661" calcext:value-type="float">
            <text:p>13,1466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.146661" calcext:value-type="float">
            <text:p>13,1466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.146661" calcext:value-type="float">
            <text:p>13,1466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.146661" calcext:value-type="float">
            <text:p>13,1466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.146661" calcext:value-type="float">
            <text:p>13,1466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.146661" calcext:value-type="float">
            <text:p>13,1466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.146661" calcext:value-type="float">
            <text:p>13,1466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.146661" calcext:value-type="float">
            <text:p>13,1466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.919253" calcext:value-type="float">
            <text:p>12,91925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912784" calcext:value-type="float">
            <text:p>12,91278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.912784" calcext:value-type="float">
            <text:p>12,91278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.880314" calcext:value-type="float">
            <text:p>12,8803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.880314" calcext:value-type="float">
            <text:p>12,8803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.880314" calcext:value-type="float">
            <text:p>12,8803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.880314" calcext:value-type="float">
            <text:p>12,8803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.880314" calcext:value-type="float">
            <text:p>12,8803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.601784" calcext:value-type="float">
            <text:p>12,60178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.601784" calcext:value-type="float">
            <text:p>12,60178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.601784" calcext:value-type="float">
            <text:p>12,60178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.601784" calcext:value-type="float">
            <text:p>12,60178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.601784" calcext:value-type="float">
            <text:p>12,60178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.601784" calcext:value-type="float">
            <text:p>12,60178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.601784" calcext:value-type="float">
            <text:p>12,60178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.601784" calcext:value-type="float">
            <text:p>12,60178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.601784" calcext:value-type="float">
            <text:p>12,60178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.601784" calcext:value-type="float">
            <text:p>12,60178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.601784" calcext:value-type="float">
            <text:p>12,60178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.601784" calcext:value-type="float">
            <text:p>12,60178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.601784" calcext:value-type="float">
            <text:p>12,60178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.654631" calcext:value-type="float">
            <text:p>12,6546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.654631" calcext:value-type="float">
            <text:p>12,6546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.654631" calcext:value-type="float">
            <text:p>12,6546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.654631" calcext:value-type="float">
            <text:p>12,6546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.472718" calcext:value-type="float">
            <text:p>12,4727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.472718" calcext:value-type="float">
            <text:p>12,4727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.472718" calcext:value-type="float">
            <text:p>12,4727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.259187" calcext:value-type="float">
            <text:p>12,2591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.259187" calcext:value-type="float">
            <text:p>12,2591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.259187" calcext:value-type="float">
            <text:p>12,2591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.227524" calcext:value-type="float">
            <text:p>12,2275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.123507" calcext:value-type="float">
            <text:p>12,12350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.123507" calcext:value-type="float">
            <text:p>12,12350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.123507" calcext:value-type="float">
            <text:p>12,12350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.123507" calcext:value-type="float">
            <text:p>12,12350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1.870999" calcext:value-type="float">
            <text:p>11,8709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1.870999" calcext:value-type="float">
            <text:p>11,8709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.449559" calcext:value-type="float">
            <text:p>11,4495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1.449559" calcext:value-type="float">
            <text:p>11,4495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.449559" calcext:value-type="float">
            <text:p>11,4495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.449559" calcext:value-type="float">
            <text:p>11,4495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1.449559" calcext:value-type="float">
            <text:p>11,4495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.449559" calcext:value-type="float">
            <text:p>11,4495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.449559" calcext:value-type="float">
            <text:p>11,4495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.449559" calcext:value-type="float">
            <text:p>11,4495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.449559" calcext:value-type="float">
            <text:p>11,4495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.449559" calcext:value-type="float">
            <text:p>11,4495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.372563" calcext:value-type="float">
            <text:p>11,3725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.372563" calcext:value-type="float">
            <text:p>11,3725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.372563" calcext:value-type="float">
            <text:p>11,3725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.372563" calcext:value-type="float">
            <text:p>11,3725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.372563" calcext:value-type="float">
            <text:p>11,3725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.372563" calcext:value-type="float">
            <text:p>11,3725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.372563" calcext:value-type="float">
            <text:p>11,3725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.152502" calcext:value-type="float">
            <text:p>11,15250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.152502" calcext:value-type="float">
            <text:p>11,15250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.081914" calcext:value-type="float">
            <text:p>11,0819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.081914" calcext:value-type="float">
            <text:p>11,0819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.081914" calcext:value-type="float">
            <text:p>11,0819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.081914" calcext:value-type="float">
            <text:p>11,0819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.081914" calcext:value-type="float">
            <text:p>11,0819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.081914" calcext:value-type="float">
            <text:p>11,0819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.081914" calcext:value-type="float">
            <text:p>11,0819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.081914" calcext:value-type="float">
            <text:p>11,0819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.081914" calcext:value-type="float">
            <text:p>11,0819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.081914" calcext:value-type="float">
            <text:p>11,0819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.081914" calcext:value-type="float">
            <text:p>11,0819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.081914" calcext:value-type="float">
            <text:p>11,0819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.081914" calcext:value-type="float">
            <text:p>11,0819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.081914" calcext:value-type="float">
            <text:p>11,0819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.081914" calcext:value-type="float">
            <text:p>11,0819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.081914" calcext:value-type="float">
            <text:p>11,0819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.939849" calcext:value-type="float">
            <text:p>10,9398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.939849" calcext:value-type="float">
            <text:p>10,9398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.939849" calcext:value-type="float">
            <text:p>10,9398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.869159" calcext:value-type="float">
            <text:p>10,8691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.869159" calcext:value-type="float">
            <text:p>10,8691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.869159" calcext:value-type="float">
            <text:p>10,8691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.869159" calcext:value-type="float">
            <text:p>10,8691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.869159" calcext:value-type="float">
            <text:p>10,8691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.783917" calcext:value-type="float">
            <text:p>10,7839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.783917" calcext:value-type="float">
            <text:p>10,7839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.783917" calcext:value-type="float">
            <text:p>10,7839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.783917" calcext:value-type="float">
            <text:p>10,7839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.783917" calcext:value-type="float">
            <text:p>10,7839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.783917" calcext:value-type="float">
            <text:p>10,7839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.783917" calcext:value-type="float">
            <text:p>10,7839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.758748" calcext:value-type="float">
            <text:p>10,7587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.758748" calcext:value-type="float">
            <text:p>10,7587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.758748" calcext:value-type="float">
            <text:p>10,7587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.758748" calcext:value-type="float">
            <text:p>10,7587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.758748" calcext:value-type="float">
            <text:p>10,7587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.758748" calcext:value-type="float">
            <text:p>10,7587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.758748" calcext:value-type="float">
            <text:p>10,7587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.758748" calcext:value-type="float">
            <text:p>10,7587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.758748" calcext:value-type="float">
            <text:p>10,7587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.764447" calcext:value-type="float">
            <text:p>10,7644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.764447" calcext:value-type="float">
            <text:p>10,7644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.323512" calcext:value-type="float">
            <text:p>10,3235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.309549" calcext:value-type="float">
            <text:p>10,309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.303952" calcext:value-type="float">
            <text:p>10,3039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.108164" calcext:value-type="float">
            <text:p>10,1081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.108164" calcext:value-type="float">
            <text:p>10,1081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.108164" calcext:value-type="float">
            <text:p>10,1081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.108164" calcext:value-type="float">
            <text:p>10,1081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.108164" calcext:value-type="float">
            <text:p>10,1081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.108164" calcext:value-type="float">
            <text:p>10,1081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.108164" calcext:value-type="float">
            <text:p>10,1081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.99118" calcext:value-type="float">
            <text:p>9,99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.99118" calcext:value-type="float">
            <text:p>9,99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.99118" calcext:value-type="float">
            <text:p>9,99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.99118" calcext:value-type="float">
            <text:p>9,99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.99118" calcext:value-type="float">
            <text:p>9,99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.99118" calcext:value-type="float">
            <text:p>9,99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.99118" calcext:value-type="float">
            <text:p>9,99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.99118" calcext:value-type="float">
            <text:p>9,99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.99118" calcext:value-type="float">
            <text:p>9,99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.99118" calcext:value-type="float">
            <text:p>9,99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.99118" calcext:value-type="float">
            <text:p>9,99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.99118" calcext:value-type="float">
            <text:p>9,99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.99118" calcext:value-type="float">
            <text:p>9,99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.99118" calcext:value-type="float">
            <text:p>9,99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.99118" calcext:value-type="float">
            <text:p>9,99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.99118" calcext:value-type="float">
            <text:p>9,99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.99118" calcext:value-type="float">
            <text:p>9,99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.99118" calcext:value-type="float">
            <text:p>9,99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.99118" calcext:value-type="float">
            <text:p>9,99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.99118" calcext:value-type="float">
            <text:p>9,99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.99118" calcext:value-type="float">
            <text:p>9,99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.99118" calcext:value-type="float">
            <text:p>9,99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.82316" calcext:value-type="float">
            <text:p>9,82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.82316" calcext:value-type="float">
            <text:p>9,82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.82316" calcext:value-type="float">
            <text:p>9,82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.82316" calcext:value-type="float">
            <text:p>9,82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.82316" calcext:value-type="float">
            <text:p>9,82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.82316" calcext:value-type="float">
            <text:p>9,82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.82316" calcext:value-type="float">
            <text:p>9,82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.82316" calcext:value-type="float">
            <text:p>9,82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.82316" calcext:value-type="float">
            <text:p>9,82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.82316" calcext:value-type="float">
            <text:p>9,82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9.82316" calcext:value-type="float">
            <text:p>9,82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.82316" calcext:value-type="float">
            <text:p>9,82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.82316" calcext:value-type="float">
            <text:p>9,82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.82316" calcext:value-type="float">
            <text:p>9,82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.82316" calcext:value-type="float">
            <text:p>9,82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.82316" calcext:value-type="float">
            <text:p>9,82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.82316" calcext:value-type="float">
            <text:p>9,82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.82316" calcext:value-type="float">
            <text:p>9,82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.82316" calcext:value-type="float">
            <text:p>9,82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.82316" calcext:value-type="float">
            <text:p>9,82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.82316" calcext:value-type="float">
            <text:p>9,82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.82316" calcext:value-type="float">
            <text:p>9,82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.698734" calcext:value-type="float">
            <text:p>9,6987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.698734" calcext:value-type="float">
            <text:p>9,6987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.698734" calcext:value-type="float">
            <text:p>9,6987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.698734" calcext:value-type="float">
            <text:p>9,6987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.698734" calcext:value-type="float">
            <text:p>9,6987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.698734" calcext:value-type="float">
            <text:p>9,6987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.698734" calcext:value-type="float">
            <text:p>9,6987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.698734" calcext:value-type="float">
            <text:p>9,6987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.698734" calcext:value-type="float">
            <text:p>9,6987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9.698734" calcext:value-type="float">
            <text:p>9,6987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.698734" calcext:value-type="float">
            <text:p>9,6987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.698734" calcext:value-type="float">
            <text:p>9,6987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.698734" calcext:value-type="float">
            <text:p>9,6987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.698734" calcext:value-type="float">
            <text:p>9,6987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.698734" calcext:value-type="float">
            <text:p>9,6987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.698734" calcext:value-type="float">
            <text:p>9,6987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.698734" calcext:value-type="float">
            <text:p>9,6987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.698734" calcext:value-type="float">
            <text:p>9,6987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9.555763" calcext:value-type="float">
            <text:p>9,555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.667157" calcext:value-type="float">
            <text:p>9,6671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.667157" calcext:value-type="float">
            <text:p>9,6671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.667157" calcext:value-type="float">
            <text:p>9,6671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9.667157" calcext:value-type="float">
            <text:p>9,6671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.667157" calcext:value-type="float">
            <text:p>9,6671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.667157" calcext:value-type="float">
            <text:p>9,6671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.667157" calcext:value-type="float">
            <text:p>9,6671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.667157" calcext:value-type="float">
            <text:p>9,6671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.603115" calcext:value-type="float">
            <text:p>9,6031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.603115" calcext:value-type="float">
            <text:p>9,6031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.603115" calcext:value-type="float">
            <text:p>9,6031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.603115" calcext:value-type="float">
            <text:p>9,6031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.603115" calcext:value-type="float">
            <text:p>9,6031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.603115" calcext:value-type="float">
            <text:p>9,6031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.603115" calcext:value-type="float">
            <text:p>9,6031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.603115" calcext:value-type="float">
            <text:p>9,6031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.603115" calcext:value-type="float">
            <text:p>9,6031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.33101" calcext:value-type="float">
            <text:p>9,3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.193581" calcext:value-type="float">
            <text:p>9,193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.18711" calcext:value-type="float">
            <text:p>9,187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.18711" calcext:value-type="float">
            <text:p>9,187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9.18711" calcext:value-type="float">
            <text:p>9,187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9.18711" calcext:value-type="float">
            <text:p>9,187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9.18711" calcext:value-type="float">
            <text:p>9,187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077521" calcext:value-type="float">
            <text:p>9,077521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19:13.787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19:19.170000000</dc:date>
    <meta:editing-duration>PT1M8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2.log'.A2:'cameraslog_2.log'.C1001 'cameraslog_2.log'.B1:'cameraslog_2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2.log'.B2:'cameraslog_2.log'.B1001" chart:label-cell-address="'cameraslog_2.log'.B1:'cameraslog_2.log'.B1" chart:class="chart:scatter">
            <chart:domain table:cell-range-address="'cameraslog_2.log'.A2:'cameraslog_2.log'.A1001"/>
            <chart:data-point chart:repeated="1000"/>
          </chart:series>
          <chart:series chart:style-name="ch8" chart:values-cell-range-address="'cameraslog_2.log'.C2:'cameraslog_2.log'.C1001" chart:label-cell-address="'cameraslog_2.log'.C1:'cameraslog_2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2.log'.B1:'cameraslog_2.log'.B1</svg:desc>
                </draw:g>
              </table:table-cell>
              <table:table-cell office:value-type="string">
                <text:p>number of cameras</text:p>
                <draw:g>
                  <svg:desc>'cameraslog_2.log'.C1:'cameraslog_2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2.log'.A2:'cameraslog_2.log'.A1001</svg:desc>
                </draw:g>
              </table:table-cell>
              <table:table-cell office:value-type="float" office:value="17.962953">
                <text:p>17.962953</text:p>
                <draw:g>
                  <svg:desc>'cameraslog_2.log'.B2:'cameraslog_2.log'.B1001</svg:desc>
                </draw:g>
              </table:table-cell>
              <table:table-cell office:value-type="float" office:value="19">
                <text:p>19</text:p>
                <draw:g>
                  <svg:desc>'cameraslog_2.log'.C2:'cameraslog_2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078633">
                <text:p>17.0786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.474098">
                <text:p>17.4740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.954028">
                <text:p>17.9540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.66895">
                <text:p>17.668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7.850035">
                <text:p>17.8500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.355444">
                <text:p>17.3554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.355444">
                <text:p>17.3554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7.355444">
                <text:p>17.3554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.6599">
                <text:p>17.65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.788915">
                <text:p>17.7889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.788915">
                <text:p>17.7889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7.820461">
                <text:p>17.8204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8.222615">
                <text:p>18.2226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.267216">
                <text:p>18.2672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.476019">
                <text:p>18.4760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.53274">
                <text:p>17.532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.43424">
                <text:p>17.434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.49838">
                <text:p>17.498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.49838">
                <text:p>17.498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7.627391">
                <text:p>17.6273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7.782436">
                <text:p>17.7824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7.782436">
                <text:p>17.7824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.937561">
                <text:p>16.9375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6.937561">
                <text:p>16.9375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6.917188">
                <text:p>16.9171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7.287592">
                <text:p>17.2875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7.410236">
                <text:p>17.4102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7.501889">
                <text:p>17.50188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7.151843">
                <text:p>17.1518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7.151843">
                <text:p>17.1518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7.151843">
                <text:p>17.1518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7.26154">
                <text:p>17.261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.818634">
                <text:p>16.8186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6.713779">
                <text:p>16.7137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6.713779">
                <text:p>16.7137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6.472498">
                <text:p>16.4724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6.472498">
                <text:p>16.4724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6.564354">
                <text:p>16.5643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6.051991">
                <text:p>16.0519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6.026008">
                <text:p>16.0260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6.026008">
                <text:p>16.0260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5.953591">
                <text:p>15.9535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5.953591">
                <text:p>15.9535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5.953591">
                <text:p>15.9535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5.953591">
                <text:p>15.9535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5.953591">
                <text:p>15.9535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6.414063">
                <text:p>16.4140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6.538389">
                <text:p>16.5383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6.538389">
                <text:p>16.5383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6.538389">
                <text:p>16.5383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6.538389">
                <text:p>16.5383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6.349086">
                <text:p>16.3490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6.349086">
                <text:p>16.3490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5.921117">
                <text:p>15.9211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5.921117">
                <text:p>15.9211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5.921117">
                <text:p>15.9211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5.649055">
                <text:p>15.6490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5.407655">
                <text:p>15.4076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5.407655">
                <text:p>15.4076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5.407655">
                <text:p>15.4076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5.471785">
                <text:p>15.4717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5.418936">
                <text:p>15.4189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5.866389">
                <text:p>15.8663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5.866389">
                <text:p>15.8663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5.99547">
                <text:p>15.995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5.99547">
                <text:p>15.995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5.833876">
                <text:p>15.8338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5.833876">
                <text:p>15.8338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5.5083">
                <text:p>15.508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5.462794">
                <text:p>15.4627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5.462794">
                <text:p>15.4627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5.462794">
                <text:p>15.4627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5.145343">
                <text:p>15.1453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5.159226">
                <text:p>15.1592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5.159226">
                <text:p>15.1592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5.159226">
                <text:p>15.1592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5.159226">
                <text:p>15.1592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5.159226">
                <text:p>15.1592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5.159226">
                <text:p>15.1592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5.159226">
                <text:p>15.1592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5.159226">
                <text:p>15.1592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5.159226">
                <text:p>15.1592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5.067575">
                <text:p>15.0675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4.879111">
                <text:p>14.8791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4.853114">
                <text:p>14.8531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4.853114">
                <text:p>14.8531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4.853114">
                <text:p>14.8531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4.659103">
                <text:p>14.65910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4.659103">
                <text:p>14.65910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4.659103">
                <text:p>14.65910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4.659103">
                <text:p>14.65910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4.659103">
                <text:p>14.65910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4.659103">
                <text:p>14.65910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4.659103">
                <text:p>14.65910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4.586702">
                <text:p>14.5867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4.586702">
                <text:p>14.5867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4.586702">
                <text:p>14.5867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4.787256">
                <text:p>14.7872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4.787256">
                <text:p>14.7872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4.787256">
                <text:p>14.7872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4.787256">
                <text:p>14.7872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4.787256">
                <text:p>14.7872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4.787256">
                <text:p>14.7872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4.787256">
                <text:p>14.7872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4.787256">
                <text:p>14.7872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4.787256">
                <text:p>14.7872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4.787256">
                <text:p>14.7872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4.787256">
                <text:p>14.7872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4.787256">
                <text:p>14.7872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4.787256">
                <text:p>14.7872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4.787256">
                <text:p>14.7872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4.7547">
                <text:p>14.75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4.7547">
                <text:p>14.75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4.541207">
                <text:p>14.54120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4.541207">
                <text:p>14.54120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4.29519">
                <text:p>14.295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4.29519">
                <text:p>14.295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4.237684">
                <text:p>14.2376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4.237684">
                <text:p>14.2376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4.270214">
                <text:p>14.2702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4.270214">
                <text:p>14.2702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4.270214">
                <text:p>14.2702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4.270214">
                <text:p>14.2702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4.270214">
                <text:p>14.2702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4.270214">
                <text:p>14.2702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4.270214">
                <text:p>14.2702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4.230173">
                <text:p>14.2301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.827299">
                <text:p>13.8272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3.827299">
                <text:p>13.8272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.490256">
                <text:p>13.4902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3.490256">
                <text:p>13.4902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.490256">
                <text:p>13.4902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.490256">
                <text:p>13.4902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.490256">
                <text:p>13.4902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3.490256">
                <text:p>13.4902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.490256">
                <text:p>13.4902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3.321273">
                <text:p>13.3212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.321273">
                <text:p>13.3212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3.321273">
                <text:p>13.3212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.321273">
                <text:p>13.3212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3.321273">
                <text:p>13.3212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3.321273">
                <text:p>13.3212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3.321273">
                <text:p>13.3212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3.321273">
                <text:p>13.3212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3.321273">
                <text:p>13.3212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3.321273">
                <text:p>13.3212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3.321273">
                <text:p>13.3212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3.334296">
                <text:p>13.3342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3.334296">
                <text:p>13.3342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3.146661">
                <text:p>13.1466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3.146661">
                <text:p>13.1466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3.146661">
                <text:p>13.1466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3.146661">
                <text:p>13.1466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3.146661">
                <text:p>13.1466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3.146661">
                <text:p>13.1466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3.146661">
                <text:p>13.1466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3.146661">
                <text:p>13.1466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3.146661">
                <text:p>13.1466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3.146661">
                <text:p>13.1466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3.146661">
                <text:p>13.1466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3.146661">
                <text:p>13.1466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3.146661">
                <text:p>13.1466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3.146661">
                <text:p>13.1466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3.146661">
                <text:p>13.1466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3.146661">
                <text:p>13.1466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3.146661">
                <text:p>13.1466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3.146661">
                <text:p>13.1466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3.146661">
                <text:p>13.1466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2.919253">
                <text:p>12.9192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2.912784">
                <text:p>12.9127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2.912784">
                <text:p>12.9127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2.880314">
                <text:p>12.8803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2.880314">
                <text:p>12.8803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2.880314">
                <text:p>12.8803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2.880314">
                <text:p>12.8803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2.880314">
                <text:p>12.8803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2.601784">
                <text:p>12.6017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2.601784">
                <text:p>12.6017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2.601784">
                <text:p>12.6017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2.601784">
                <text:p>12.6017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2.601784">
                <text:p>12.6017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2.601784">
                <text:p>12.6017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2.601784">
                <text:p>12.6017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2.601784">
                <text:p>12.6017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2.601784">
                <text:p>12.6017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2.601784">
                <text:p>12.6017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2.601784">
                <text:p>12.6017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2.601784">
                <text:p>12.6017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2.601784">
                <text:p>12.6017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2.654631">
                <text:p>12.6546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2.654631">
                <text:p>12.6546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2.654631">
                <text:p>12.6546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2.654631">
                <text:p>12.6546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2.472718">
                <text:p>12.4727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2.472718">
                <text:p>12.4727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2.472718">
                <text:p>12.4727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2.259187">
                <text:p>12.2591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2.259187">
                <text:p>12.2591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2.259187">
                <text:p>12.2591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2.227524">
                <text:p>12.2275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2.123507">
                <text:p>12.1235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2.123507">
                <text:p>12.1235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2.123507">
                <text:p>12.1235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2.123507">
                <text:p>12.1235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1.870999">
                <text:p>11.8709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1.870999">
                <text:p>11.8709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1.449559">
                <text:p>11.4495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1.449559">
                <text:p>11.4495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1.449559">
                <text:p>11.4495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1.449559">
                <text:p>11.4495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1.449559">
                <text:p>11.4495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1.449559">
                <text:p>11.4495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1.449559">
                <text:p>11.4495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1.449559">
                <text:p>11.4495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1.449559">
                <text:p>11.4495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1.449559">
                <text:p>11.4495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1.372563">
                <text:p>11.3725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1.372563">
                <text:p>11.3725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1.372563">
                <text:p>11.3725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1.372563">
                <text:p>11.3725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1.372563">
                <text:p>11.3725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1.372563">
                <text:p>11.3725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1.372563">
                <text:p>11.3725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1.152502">
                <text:p>11.1525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1.152502">
                <text:p>11.1525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1.081914">
                <text:p>11.0819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1.081914">
                <text:p>11.0819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1.081914">
                <text:p>11.0819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1.081914">
                <text:p>11.0819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1.081914">
                <text:p>11.0819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1.081914">
                <text:p>11.0819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1.081914">
                <text:p>11.0819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1.081914">
                <text:p>11.0819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1.081914">
                <text:p>11.0819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1.081914">
                <text:p>11.0819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1.081914">
                <text:p>11.0819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1.081914">
                <text:p>11.0819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1.081914">
                <text:p>11.0819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1.081914">
                <text:p>11.0819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1.081914">
                <text:p>11.0819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1.081914">
                <text:p>11.0819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0.939849">
                <text:p>10.9398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0.939849">
                <text:p>10.9398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0.939849">
                <text:p>10.9398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0.869159">
                <text:p>10.8691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0.869159">
                <text:p>10.8691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0.869159">
                <text:p>10.8691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0.869159">
                <text:p>10.8691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0.869159">
                <text:p>10.8691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0.783917">
                <text:p>10.7839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0.783917">
                <text:p>10.7839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0.783917">
                <text:p>10.7839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0.783917">
                <text:p>10.7839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0.783917">
                <text:p>10.7839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0.783917">
                <text:p>10.7839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0.783917">
                <text:p>10.7839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0.758748">
                <text:p>10.7587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0.758748">
                <text:p>10.7587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0.758748">
                <text:p>10.7587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0.758748">
                <text:p>10.7587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0.758748">
                <text:p>10.7587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0.758748">
                <text:p>10.7587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0.758748">
                <text:p>10.7587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0.758748">
                <text:p>10.7587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0.758748">
                <text:p>10.7587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0.764447">
                <text:p>10.7644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0.764447">
                <text:p>10.7644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0.323512">
                <text:p>10.323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0.309549">
                <text:p>10.309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0.303952">
                <text:p>10.3039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0.108164">
                <text:p>10.1081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0.108164">
                <text:p>10.1081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0.108164">
                <text:p>10.1081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0.108164">
                <text:p>10.1081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0.108164">
                <text:p>10.1081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0.108164">
                <text:p>10.1081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0.108164">
                <text:p>10.1081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9.99118">
                <text:p>9.99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9.99118">
                <text:p>9.99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9.99118">
                <text:p>9.99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9.99118">
                <text:p>9.99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9.99118">
                <text:p>9.99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9.99118">
                <text:p>9.99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9.99118">
                <text:p>9.99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9.99118">
                <text:p>9.99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9.99118">
                <text:p>9.99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9.99118">
                <text:p>9.99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9.99118">
                <text:p>9.99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9.99118">
                <text:p>9.99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9.99118">
                <text:p>9.99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9.99118">
                <text:p>9.99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9.99118">
                <text:p>9.99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9.99118">
                <text:p>9.99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9.99118">
                <text:p>9.99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9.99118">
                <text:p>9.99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9.99118">
                <text:p>9.99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9.99118">
                <text:p>9.99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9.99118">
                <text:p>9.99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9.99118">
                <text:p>9.99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9.82316">
                <text:p>9.82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9.82316">
                <text:p>9.82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9.82316">
                <text:p>9.82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9.82316">
                <text:p>9.82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9.82316">
                <text:p>9.82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9.82316">
                <text:p>9.82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9.82316">
                <text:p>9.82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9.82316">
                <text:p>9.82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9.82316">
                <text:p>9.82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9.82316">
                <text:p>9.82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9.82316">
                <text:p>9.82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9.82316">
                <text:p>9.82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9.82316">
                <text:p>9.82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9.82316">
                <text:p>9.82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9.82316">
                <text:p>9.82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9.82316">
                <text:p>9.82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9.82316">
                <text:p>9.82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9.82316">
                <text:p>9.82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9.82316">
                <text:p>9.82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9.82316">
                <text:p>9.82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9.82316">
                <text:p>9.82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9.82316">
                <text:p>9.82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9.698734">
                <text:p>9.6987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9.698734">
                <text:p>9.6987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9.698734">
                <text:p>9.6987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9.698734">
                <text:p>9.6987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9.698734">
                <text:p>9.6987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9.698734">
                <text:p>9.6987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9.698734">
                <text:p>9.6987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9.698734">
                <text:p>9.6987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9.698734">
                <text:p>9.6987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9.698734">
                <text:p>9.6987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9.698734">
                <text:p>9.6987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9.698734">
                <text:p>9.6987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9.698734">
                <text:p>9.6987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9.698734">
                <text:p>9.6987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9.698734">
                <text:p>9.6987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9.698734">
                <text:p>9.6987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9.698734">
                <text:p>9.6987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9.698734">
                <text:p>9.6987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9.555763">
                <text:p>9.555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9.667157">
                <text:p>9.6671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9.667157">
                <text:p>9.6671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9.667157">
                <text:p>9.6671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9.667157">
                <text:p>9.6671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9.667157">
                <text:p>9.6671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9.667157">
                <text:p>9.6671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9.667157">
                <text:p>9.6671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9.667157">
                <text:p>9.6671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9.603115">
                <text:p>9.6031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9.603115">
                <text:p>9.6031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9.603115">
                <text:p>9.6031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9.603115">
                <text:p>9.6031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9.603115">
                <text:p>9.6031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9.603115">
                <text:p>9.6031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9.603115">
                <text:p>9.6031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9.603115">
                <text:p>9.6031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9.603115">
                <text:p>9.6031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9.33101">
                <text:p>9.33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9.193581">
                <text:p>9.1935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9.18711">
                <text:p>9.187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9.18711">
                <text:p>9.187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9.18711">
                <text:p>9.187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9.18711">
                <text:p>9.187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9.18711">
                <text:p>9.187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9.077521">
                <text:p>9.077521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